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HURTADO MENDOZA, JHON RULY</text:p>
      <text:p text:style-name="P12">CANT. TOTAL DE CAJAS: 1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RTADO MENDOZA, JHON R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01:40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